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map style:condition="cell-content()=1" style:apply-style-name="Untitled2" style:base-cell-address="zadanie.A1"/>
      <style:map style:condition="cell-content()=0" style:apply-style-name="Untitled4" style:base-cell-address="zadanie.A1"/>
      <style:map style:condition="cell-content()=0" style:apply-style-name="Untitled5" style:base-cell-address="zadanie.A1"/>
      <style:map style:condition="cell-content()=1" style:apply-style-name="Untitled6" style:base-cell-address="zadanie.A1"/>
    </style:style>
    <style:style style:name="ce2" style:family="table-cell" style:parent-style-name="Default">
      <style:map style:condition="cell-content()=1" style:apply-style-name="Untitled2" style:base-cell-address="zadanie.A1"/>
      <style:map style:condition="cell-content()=0" style:apply-style-name="Untitled4" style:base-cell-address="zadanie.A1"/>
      <style:map style:condition="cell-content()=0" style:apply-style-name="Untitled5" style:base-cell-address="zadanie.A1"/>
      <style:map style:condition="cell-content()=1" style:apply-style-name="Untitled6" style:base-cell-address="zadanie.A1"/>
    </style:style>
  </office:automatic-styles>
  <office:body>
    <office:spreadsheet>
      <table:calculation-settings table:automatic-find-labels="false" table:use-regular-expressions="false" table:use-wildcards="true"/>
      <table:table table:name="zadanie" table:style-name="ta1">
        <table:table-column table:style-name="co1" table:number-columns-repeated="27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calcext:conditional-formats>
          <calcext:conditional-format calcext:target-range-address="zadanie.A1:zadanie.AA40">
            <calcext:condition calcext:apply-style-name="Untitled2" calcext:value="=1" calcext:base-cell-address="zadanie.A1"/>
            <calcext:condition calcext:apply-style-name="Untitled4" calcext:value="=0" calcext:base-cell-address="zadanie.A1"/>
            <calcext:condition calcext:apply-style-name="Untitled5" calcext:value="=0" calcext:base-cell-address="zadanie.A1"/>
            <calcext:condition calcext:apply-style-name="Untitled6" calcext:value="=1" calcext:base-cell-address="zadanie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000000" style:cell-protect="hidden-and-protected" style:print-content="true"/>
    </style:style>
    <style:style style:name="Untitled3" style:family="table-cell" style:parent-style-name="Default">
      <style:table-cell-properties fo:background-color="#ffffff"/>
    </style:style>
    <style:style style:name="Untitled4" style:family="table-cell" style:parent-style-name="Default">
      <style:table-cell-properties fo:background-color="#ffffff" style:cell-protect="hidden-and-protected" style:print-content="true" style:diagonal-bl-tr="none" style:diagonal-tl-br="none"/>
    </style:style>
    <style:style style:name="Untitled5" style:family="table-cell" style:parent-style-name="Default">
      <style:text-properties fo:color="#ffffff"/>
    </style:style>
    <style:style style:name="Untitled6" style:family="table-cell" style:parent-style-name="Default"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3T18:06:56.385199382</dc:date>
    <meta:editing-duration>PT11M19S</meta:editing-duration>
    <meta:editing-cycles>1</meta:editing-cycles>
    <meta:generator>LibreOffice/6.4.7.2$Linux_X86_64 LibreOffice_project/40$Build-2</meta:generator>
    <meta:document-statistic meta:table-count="1" meta:cell-count="1080" meta:object-count="0"/>
  </office:meta>
</office:document-meta>
</file>